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inherit" svg:font-family="inherit" style:font-family-generic="roman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741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02124" loext:opacity="100%" style:font-name="Arial" style:font-name-asian="Times New Roman"/>
    </style:style>
    <style:style style:name="P3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02124" loext:opacity="100%" style:font-name="Arial" fo:language="pt" fo:country="PT" style:font-name-asian="Times New Roman"/>
    </style:style>
    <style:style style:name="P4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T1" style:family="text">
      <style:text-properties fo:color="#202124" loext:opacity="100%" style:font-name="inherit" fo:font-size="18pt" fo:language="pt" fo:country="PT" fo:font-weight="bold" style:font-name-asian="Times New Roman" style:font-size-asian="18pt" style:font-weight-asian="bold" style:font-name-complex="Courier New1" style:font-size-complex="18pt" style:font-weight-complex="bold"/>
    </style:style>
    <style:style style:name="T2" style:family="text">
      <style:text-properties fo:color="#202124" loext:opacity="100%" style:font-name="inherit" fo:font-size="18pt" style:font-name-asian="Times New Roman" style:font-size-asian="18pt" style:font-name-complex="Courier New1" style:font-size-complex="18pt"/>
    </style:style>
    <style:style style:name="T3" style:family="text">
      <style:text-properties fo:color="#202124" loext:opacity="100%" style:font-name="Arial" fo:language="pt" fo:country="PT" style:font-name-asian="Times New Roman"/>
    </style:style>
    <style:style style:name="T4" style:family="text">
      <style:text-properties fo:color="#202124" loext:opacity="100%" style:font-name="Arial" fo:language="pt" fo:country="PT" fo:font-weight="bold" style:font-name-asian="Times New Roman" style:font-weight-asian="bold" style:font-weight-complex="bold"/>
    </style:style>
    <style:style style:name="T5" style:family="text">
      <style:text-properties fo:color="#202124" loext:opacity="100%" style:font-name="Arial" style:font-name-asian="Times New Roman"/>
    </style:style>
    <style:style style:name="T6" style:family="text">
      <style:text-properties fo:color="#202124" loext:opacity="100%" style:font-name="Arial" fo:font-style="italic" style:font-name-asian="Times New Roman" style:font-style-asian="italic" style:font-style-complex="italic"/>
    </style:style>
    <style:style style:name="T7" style:family="text">
      <style:text-properties fo:color="#202124" loext:opacity="100%" style:font-name="Arial" fo:font-weight="bold" style:font-name-asian="Times New Roman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line-break/>Dr Sizenildo, o que é Elastografia Hepática?</text:span></text:p>
      <text:p text:style-name="P2"/>
      <text:p text:style-name="P4"><text:span text:style-name="T3">Neste texto eu explico um pouco sobre a elastografia, que representa o avanço mais importante na evolução da ultrassonografia nos últimos 20 anos.</text:span></text:p>
      <text:p text:style-name="P3"/>
      <text:p text:style-name="P4"><text:span text:style-name="T3">A elastografia é uma tecnologia de imagem avançada que usa ultrassons de superfície para avaliar de forma não invasiva a elasticidade e a rigidez de vários tecidos do corpo. A elasticidade dos tecidos descreve a resistência à deformação tecidual a um estresse aplicado no mesmo. </text:span></text:p>
      <text:p text:style-name="P3"/>
      <text:p text:style-name="P4"><text:span text:style-name="T3">Na elastografia ultrassônica quantitativa, a tensão/pressão é aplicada via propagação de ondas de cisalhamento geradas pelo transdutor de ultrassom. O conceito de base do método usa a velocidade da onda de cisalhamento, a qual está relacionada à rigidez do tecido e transpassa mais rápido em tecidos rígidos e mais lento em tecidos moles.</text:span></text:p>
      <text:p text:style-name="P3"/>
      <text:p text:style-name="P4"><text:span text:style-name="T3">A elastografia hepática é de longe a melhor ferramenta para avaliar a fibrose hepática de forma não invasiva, através da rigidez do parênquima, além de revelar a extensão do dano hepático e identificar corretamente o estágio da fibrose.</text:span></text:p>
      <text:p text:style-name="P3"/>
      <text:p text:style-name="P4"><text:span text:style-name="T3">O tecido hepático usualmente responde a alguns tipos de dano depositando tecido fibroso no parênquima e os resultados finais podem ser Cirrose Hepática e Hipertensão Portal, Insuficiência Hepática e surgimento de Carcinoma Hepatocelular.</text:span></text:p>
      <text:p text:style-name="P3"/>
      <text:p text:style-name="P4"><text:span text:style-name="T3">Até recentemente, um procedimento invasivo chamado biópsia hepática era usado para fazer o estadiamento da fibrose hepática. Agora, com o advento da elastografia hepática, podemos estadiar a cirrose hepática de forma não invasiva, detectar a gravidade da doença hepática crônica subjacente e também avaliar a resposta à terapia. </text:span><text:span text:style-name="T5">Esta técnica é usada para diferenciar fibrose mínima </text:span><text:span text:style-name="T6">(METAVIR ESTÁGIO F0 e F1)</text:span><text:span text:style-name="T5"> daqueles com fibrose grave ou cirrose </text:span><text:span text:style-name="T6">(METAVIR ESTÁGIO F3 e F4), </text:span><text:span text:style-name="T5">sem necessidade de realizar biópsia desses grupos.</text:span></text:p>
      <text:p text:style-name="P2"/>
      <text:p text:style-name="P4"><text:span text:style-name="T3">Relembrando, à medida que o tecido cicatricial se acumula, o fígado perde parte de sua elasticidade e se torna mais rígido. A elastografia hepática envolve o uso de uma sonda de ultrassom de superfície que fornece um pulso de baixa frequência ou onda de cisalhamento a um pequeno volume de tecido hepático sob a caixa torácica. A transmissão da onda sonora é totalmente indolor.</text:span></text:p>
      <text:p text:style-name="P3"/>
      <text:p text:style-name="P4"><text:span text:style-name="T4">Indicações para Elastografia do Fígado</text:span></text:p>
      <text:p text:style-name="P3"/>
      <text:p text:style-name="P4"><text:span text:style-name="T3">1. Doença hepática gordurosa não alcoólica (DHGNA)</text:span></text:p>
      <text:p text:style-name="P4"><text:span text:style-name="T3">2. Doença hepática alcoólica</text:span></text:p>
      <text:p text:style-name="P4"><text:span text:style-name="T3">3. Esteato-hepatite não alcoólica (NASH)</text:span></text:p>
      <text:p text:style-name="P4"><text:soft-page-break/><text:span text:style-name="T3">4. Hepatite crônica B e C</text:span></text:p>
      <text:p text:style-name="P3"/>
      <text:p text:style-name="P4"><text:span text:style-name="T3">5. Cirrose</text:span></text:p>
      <text:p text:style-name="P4"><text:span text:style-name="T3">6. Trombocitopenia não especificada</text:span></text:p>
      <text:p text:style-name="P4"><text:span text:style-name="T3">7. Doença biliar (Cirrose Biliar Primária e Colangite Esclerosante Primária)</text:span></text:p>
      <text:p text:style-name="P4"><text:span text:style-name="T3">8. Enzimas hepáticas anormais inexplicavelmente ​​persistentes.</text:span></text:p>
      <text:p text:style-name="P3"/>
      <text:p text:style-name="P4"><text:span text:style-name="T4">Vantagens:</text:span></text:p>
      <text:p text:style-name="P3"/>
      <text:p text:style-name="P4"><text:span text:style-name="T3">1. Absolutamente indolor e não invasivo</text:span></text:p>
      <text:p text:style-name="P4"><text:span text:style-name="T3">2. Relativamente barato</text:span></text:p>
      <text:p text:style-name="P4"><text:span text:style-name="T3">3. Disponível facilmente</text:span></text:p>
      <text:p text:style-name="P4"><text:span text:style-name="T3">4. A avaliação quantitativa e qualitativa do fígado é possível.</text:span></text:p>
      <text:p text:style-name="P4"><text:span text:style-name="T3">5. O acompanhamento a longo prazo é possível</text:span></text:p>
      <text:p text:style-name="P3"/>
      <text:p text:style-name="P4"><text:span text:style-name="T4">Considerações finais:</text:span></text:p>
      <text:p text:style-name="P3"/>
      <text:p text:style-name="P4"><text:span text:style-name="T3">A detecção de fibrose e cirrose hepática significativa é importante para o diagnóstico, determinação do tratamento, prognóstico e acompanhamento da doença hepática crônica.</text:span></text:p>
      <text:p text:style-name="P3"/>
      <text:p text:style-name="P4"><text:span text:style-name="T3">As técnicas de ultrassonografia com elastografia hepática tornaram-se métodos precisos para o diagnóstico quantitativo não invasivo da fibrose hepática, evitando os riscos e dor inerentes à biópsia hepática.</text:span></text:p>
      <text:p text:style-name="P4"><text:span text:style-name="T5">Este método está disponível no </text:span><text:span text:style-name="T7">ALPHACLIN IMAGEM</text:span><text:span text:style-name="T5">, sendo também por mim realizado, cujo treinamento foi obtido em 2021 no Cetrus (São Paulo), conforme certificado anexo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inherit" svg:font-family="inherit" style:font-family-generic="roman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pt" fo:country="BR" style:letter-kerning="false" style:font-name-asian="等线" style:font-size-asian="12pt" style:language-asian="zh" style:country-asian="CN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pt" fo:country="BR" style:letter-kerning="false" style:font-name-asian="等线" style:font-size-asian="12pt" style:language-asian="zh" style:country-asian="CN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TML_20_Preformatted" style:display-name="HTML Preformatted" style:family="paragraph" style:parent-style-name="Standard" loext:linked-style-name="Pré-formatação_20_HTML_20_Char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y2iqfc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zenildo@uol.com.br</meta:initial-creator>
    <meta:editing-cycles>3</meta:editing-cycles>
    <meta:creation-date>2022-11-06T22:56:00</meta:creation-date>
    <dc:date>2022-11-16T01:22:44.271121251</dc:date>
    <meta:editing-duration>PT9H28M13S</meta:editing-duration>
    <meta:generator>LibreOffice/7.4.2.3$Linux_X86_64 LibreOffice_project/40$Build-3</meta:generator>
    <meta:document-statistic meta:table-count="0" meta:image-count="0" meta:object-count="0" meta:page-count="2" meta:paragraph-count="27" meta:word-count="500" meta:character-count="3317" meta:non-whitespace-character-count="2840"/>
    <meta:user-defined meta:name="AppVersion">16.0000</meta:user-defined>
    <meta:template xlink:type="simple" xlink:actuate="onRequest" xlink:title="Normal.dotm" xlink:href=""/>
  </office:meta>
</office:document-meta>
</file>